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4cm" fo:margin-left="0cm" fo:margin-right="-0.004cm" table:align="margins"/>
    </style:style>
    <style:style style:name="Tabelle1.A" style:family="table-column">
      <style:table-column-properties style:column-width="11.391cm" style:rel-column-width="6458*"/>
    </style:style>
    <style:style style:name="Tabelle1.B" style:family="table-column">
      <style:table-column-properties style:column-width="5.613cm" style:rel-column-width="3182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566cm"/>
    </style:style>
    <style:style style:name="Tabelle5.D" style:family="table-column">
      <style:table-column-properties style:column-width="2.223cm"/>
    </style:style>
    <style:style style:name="Tabelle5.E" style:family="table-column">
      <style:table-column-properties style:column-width="1.65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Tabelle12" style:family="table">
      <style:table-properties style:width="16.997cm" table:align="left"/>
    </style:style>
    <style:style style:name="Tabelle12.A" style:family="table-column">
      <style:table-column-properties style:column-width="7.62cm"/>
    </style:style>
    <style:style style:name="Tabelle12.B" style:family="table-column">
      <style:table-column-properties style:column-width="1.662cm"/>
    </style:style>
    <style:style style:name="Tabelle12.C" style:family="table-column">
      <style:table-column-properties style:column-width="1.566cm"/>
    </style:style>
    <style:style style:name="Tabelle12.D" style:family="table-column">
      <style:table-column-properties style:column-width="2.223cm"/>
    </style:style>
    <style:style style:name="Tabelle12.E" style:family="table-column">
      <style:table-column-properties style:column-width="1.655cm"/>
    </style:style>
    <style:style style:name="Tabelle12.F" style:family="table-column">
      <style:table-column-properties style:column-width="2.272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background-color="#dddddd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Standard">
      <style:text-properties officeooo:rsid="0044ab28"/>
    </style:style>
    <style:style style:name="P13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3c05a8"/>
    </style:style>
    <style:style style:name="P16" style:family="paragraph" style:parent-style-name="Table_20_Contents">
      <style:paragraph-properties fo:text-align="end" style:justify-single-word="false"/>
      <style:text-properties officeooo:paragraph-rsid="00619a77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6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0" style:family="paragraph" style:parent-style-name="Tabellen_20_Notiz">
      <style:text-properties fo:font-style="normal" officeooo:paragraph-rsid="0040020f" style:font-style-asian="normal" style:font-style-complex="normal"/>
    </style:style>
    <style:style style:name="P31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33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34" style:family="paragraph" style:parent-style-name="Standard">
      <style:text-properties officeooo:paragraph-rsid="007af539"/>
    </style:style>
    <style:style style:name="P35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36" style:family="paragraph" style:parent-style-name="Table_20_Contents">
      <style:paragraph-properties fo:text-align="start" style:justify-single-word="false"/>
      <style:text-properties officeooo:paragraph-rsid="0075b597"/>
    </style:style>
    <style:style style:name="P37" style:family="paragraph" style:parent-style-name="Table_20_Contents">
      <style:paragraph-properties fo:text-align="start" style:justify-single-word="false"/>
      <style:text-properties officeooo:paragraph-rsid="007af539"/>
    </style:style>
    <style:style style:name="P38" style:family="paragraph" style:parent-style-name="Table_20_Contents">
      <style:text-properties fo:font-weight="bold" officeooo:paragraph-rsid="007af539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paragraph-rsid="007af53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paragraph-rsid="007af53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3147e"/>
    </style:style>
    <style:style style:name="T4" style:family="text">
      <style:text-properties officeooo:rsid="0052c2a4"/>
    </style:style>
    <style:style style:name="T5" style:family="text">
      <style:text-properties officeooo:rsid="0059e323"/>
    </style:style>
    <style:style style:name="T6" style:family="text">
      <style:text-properties officeooo:rsid="00640b46"/>
    </style:style>
    <style:style style:name="T7" style:family="text">
      <style:text-properties officeooo:rsid="0073d466"/>
    </style:style>
    <style:style style:name="T8" style:family="text">
      <style:text-properties fo:color="#ff3333"/>
    </style:style>
    <style:style style:name="T9" style:family="text">
      <style:text-properties fo:color="#ff3333" officeooo:rsid="0043147e"/>
    </style:style>
    <style:style style:name="T10" style:family="text">
      <style:text-properties officeooo:rsid="0075b597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7">Datum</text:p>
                </table:table-cell>
                <table:table-cell table:style-name="Tabelle2.A1" office:value-type="string">
                  <text:p text:style-name="P14"><text:text-input text:description="&lt;formatLang(o.date_invoice or '1970-01-01',date=True)&gt;">DATE</text:text-input></text:p>
                </table:table-cell>
              </table:table-row>
            </table:table>
            <text:p text:style-name="P14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4"><text:text-input text:description="&lt;o.partner_id.ref&gt;">REF</text:text-input></text:p>
                </table:table-cell>
              </table:table-row>
            </table:table>
            <text:p text:style-name="P14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row table:style-name="Tabelle12.1">
          <table:table-cell table:style-name="Tabelle12.A1" office:value-type="string">
            <text:p text:style-name="P38">Beschreibung</text:p>
          </table:table-cell>
          <table:table-cell table:style-name="Tabelle12.A1" office:value-type="string">
            <text:p text:style-name="P39">Menge</text:p>
          </table:table-cell>
          <table:table-cell table:style-name="Tabelle12.A1" office:value-type="string">
            <text:p text:style-name="P40">Einheit</text:p>
          </table:table-cell>
          <table:table-cell table:style-name="Tabelle12.A1" office:value-type="string">
            <text:p text:style-name="P39">Preis/ME</text:p>
          </table:table-cell>
          <table:table-cell table:style-name="Tabelle12.A1" office:value-type="string">
            <text:p text:style-name="P37"/>
          </table:table-cell>
          <table:table-cell table:style-name="Tabelle12.A1" office:value-type="string">
            <text:p text:style-name="P39">Betrag</text:p>
          </table:table-cell>
        </table:table-row>
      </table:table>
      <text:p text:style-name="P34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33"><text:text-input text:description="&lt;line.name&gt;">Name</text:text-input></text:p>
      <text:p text:style-name="Standard"><text:text-input text:description="&lt;/if&gt;">END IF</text:text-input></text:p>
      <text:p text:style-name="P12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4"><text:span text:style-name="T10"><text:text-input text:description="&lt;formatLang(line.product_uom_qty) or ''&gt;">10,00</text:text-input></text:span></text:p>
          </table:table-cell>
          <table:table-cell table:style-name="Tabelle5.C1" office:value-type="string">
            <text:p text:style-name="P21"><text:span text:style-name="T10"><text:text-input text:description="&lt;line.product_uom&gt;">Pauschal</text:text-input></text:span></text:p>
          </table:table-cell>
          <table:table-cell table:style-name="Tabelle5.D1" office:value-type="string">
            <text:p text:style-name="P14"><text:span text:style-name="T10"><text:text-input text:description="&lt;formatLang(line.price_unit)&gt;">1000,00</text:text-input></text:span> <text:text-input text:description="&lt;line.currency&gt;">CUR</text:text-input></text:p>
          </table:table-cell>
          <table:table-cell table:style-name="Tabelle5.E1" office:value-type="string">
            <text:p text:style-name="P36"><text:text-input text:description="&lt;if test=&quot;line.discount&quot;&gt;">IF</text:text-input></text:p>
            <text:p text:style-name="P36"><text:span text:style-name="T8">- </text:span><text:span text:style-name="T9"><text:text-input text:description="&lt;formatLang(line.discount,digits=0)&gt;">100,00</text:text-input></text:span><text:span text:style-name="T9"> </text:span><text:span text:style-name="T8">%</text:span></text:p>
            <text:p text:style-name="P18"><text:text-input text:description="&lt;/if&gt;">END IF</text:text-input></text:p>
          </table:table-cell>
          <table:table-cell table:style-name="Tabelle5.F1" office:value-type="string">
            <text:p text:style-name="P14"><text:span text:style-name="T7"><text:text-input text:description="&lt;formatLang(line.price_subtotal)&gt;">1.000,00</text:text-input></text:span> <text:text-input text:description="&lt;line.currency&gt;">CUR</text:text-input></text:p>
          </table:table-cell>
        </table:table-row>
      </table:table>
      <text:p text:style-name="P30"><text:text-input text:description="&lt;if test=&quot;line.note&quot;&gt;">IF NOTE</text:text-input></text:p>
      <text:p text:style-name="P30"><text:text-input text:description="&lt;line.note&gt;">NOTE</text:text-input></text:p>
      <text:p text:style-name="P30"/>
      <text:p text:style-name="P31"><text:text-input text:description="&lt;/if&gt;">END IF</text:text-input></text:p>
      <text:p text:style-name="P32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7"/>
          </table:table-cell>
          <table:table-cell table:style-name="Tabelle6.A1" office:value-type="string">
            <text:p text:style-name="P17">Nettobetrag</text:p>
          </table:table-cell>
          <table:table-cell table:style-name="Tabelle6.A1" office:value-type="string">
            <text:p text:style-name="P14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7"/>
          </table:table-cell>
          <table:table-cell table:style-name="Tabelle6.B2" office:value-type="string">
            <text:p text:style-name="P17"><text:text-input text:description="&lt;for each=&quot;tax, tax_amount in taxes(o).items()&quot;&gt;">FOR TAX</text:text-input></text:p>
            <text:p text:style-name="P17"><text:span text:style-name="T6">+ </text:span>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6.B2" office:value-type="string">
            <text:p text:style-name="P16"><text:text-input text:description="&lt;for each=&quot;tax, tax_amount in taxes(o).items()&quot;&gt;">FOR TAX</text:text-input></text:p>
            <text:p text:style-name="P16"><text:text-input text:description="&lt;formatLang(tax_amount)&gt;">TAX_AMOUNT</text:text-input> <text:text-input text:description="&lt;currency(o)&gt;">CUR</text:text-input></text:p>
            <text:p text:style-name="P14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28"/>
          </table:table-cell>
          <table:table-cell table:style-name="Tabelle6.A2" office:value-type="string">
            <text:p text:style-name="P27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5"/>
          </table:table-cell>
          <table:table-cell table:style-name="Tabelle10.A1" office:value-type="string">
            <text:p text:style-name="P20"><text:text-input text:description="&lt;if test=&quot;p.credit&quot;&gt;">IF CREDIT</text:text-input></text:p>
            <text:p text:style-name="P20"><text:span text:style-name="T5">- </text:span><text:span text:style-name="T5"><text:text-input text:description="&lt;p.journal_id.name&gt;">Lieferschein</text:text-input></text:span></text:p>
            <text:p text:style-name="P20"><text:text-input text:description="&lt;/if&gt;">END IF</text:text-input></text:p>
            <text:p text:style-name="P20"><text:text-input text:description="&lt;if test=&quot;p.debit&quot;&gt;">IF DEBIT</text:text-input></text:p>
            <text:p text:style-name="P35"><text:text-input text:description="&lt;p.journal_id.name&gt;">Lieferschein</text:text-input></text:p>
            <text:p text:style-name="P19"><text:text-input text:description="&lt;/if&gt;">END IF</text:text-input></text:p>
          </table:table-cell>
          <table:table-cell table:style-name="Tabelle10.A1" office:value-type="string">
            <text:p text:style-name="P15"><text:text-input text:description="&lt;if test=&quot;p.credit&quot;&gt;">IF CREDIT</text:text-input></text:p>
            <text:p text:style-name="P15"><text:s/><text:text-input text:description="&lt;formatLang(p.credit)&gt;">CREDIT</text:text-input> <text:text-input text:description="&lt;currency(o)&gt;">CUR</text:text-input></text:p>
            <text:p text:style-name="P15"><text:text-input text:description="&lt;/if&gt;">END IF</text:text-input></text:p>
            <text:p text:style-name="P15"><text:text-input text:description="&lt;if test=&quot;p.debit&quot;&gt;">IF DEBIT</text:text-input></text:p>
            <text:p text:style-name="P15"><text:text-input text:description="&lt;formatLang(p.debit)&gt;">DEBIT</text:text-input> <text:text-input text:description="&lt;currency(o)&gt;">CUR</text:text-input></text:p>
            <text:p text:style-name="P15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9"/>
          </table:table-cell>
          <table:table-cell table:style-name="Tabelle11.B1" office:value-type="string">
            <text:p text:style-name="P26"><text:span text:style-name="T4">O</text:span>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3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/>
      <text:p text:style-name="Standard"><text:soft-page-break/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25T02:37:21.620005724</dc:date>
    <meta:editing-duration>P5DT7H38S</meta:editing-duration>
    <meta:editing-cycles>665</meta:editing-cycles>
    <meta:document-statistic meta:table-count="11" meta:image-count="0" meta:object-count="0" meta:page-count="2" meta:paragraph-count="91" meta:word-count="341" meta:character-count="1005" meta:non-whitespace-character-count="929"/>
  </office:meta>
</office:document-meta>
</file>